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d93" officeooo:paragraph-rsid="0003dd93"/>
    </style:style>
    <style:style style:name="P2" style:family="paragraph" style:parent-style-name="Standard">
      <style:text-properties officeooo:rsid="0003dd93" officeooo:paragraph-rsid="000992f2"/>
    </style:style>
    <style:style style:name="P3" style:family="paragraph" style:parent-style-name="Standard">
      <style:text-properties officeooo:rsid="0003dd93" officeooo:paragraph-rsid="000a1c7b"/>
    </style:style>
    <style:style style:name="P4" style:family="paragraph" style:parent-style-name="Standard">
      <style:text-properties officeooo:rsid="0003dd93" officeooo:paragraph-rsid="000e93ca"/>
    </style:style>
    <style:style style:name="P5" style:family="paragraph" style:parent-style-name="Standard">
      <style:text-properties officeooo:rsid="00057fb9" officeooo:paragraph-rsid="00057fb9"/>
    </style:style>
    <style:style style:name="P6" style:family="paragraph" style:parent-style-name="Standard">
      <style:text-properties fo:font-weight="bold" officeooo:rsid="0003dd93" officeooo:paragraph-rsid="0003dd93" style:font-weight-asian="bold" style:font-weight-complex="bold"/>
    </style:style>
    <style:style style:name="P7" style:family="paragraph" style:parent-style-name="Standard">
      <style:text-properties fo:font-weight="bold" officeooo:rsid="0007712f" officeooo:paragraph-rsid="0007712f" style:font-weight-asian="bold" style:font-weight-complex="bold"/>
    </style:style>
    <style:style style:name="P8" style:family="paragraph" style:parent-style-name="Standard">
      <style:text-properties fo:font-weight="bold" officeooo:rsid="00057fb9" officeooo:paragraph-rsid="00057fb9" style:font-weight-asian="bold" style:font-weight-complex="bold"/>
    </style:style>
    <style:style style:name="P9" style:family="paragraph" style:parent-style-name="Standard">
      <style:text-properties fo:font-weight="bold" officeooo:rsid="000e93ca" officeooo:paragraph-rsid="000e93ca" style:font-weight-asian="bold" style:font-weight-complex="bold"/>
    </style:style>
    <style:style style:name="P10" style:family="paragraph" style:parent-style-name="Standard">
      <style:text-properties fo:font-weight="bold" officeooo:rsid="000e93ca" officeooo:paragraph-rsid="000dc786" style:font-weight-asian="bold" style:font-weight-complex="bold"/>
    </style:style>
    <style:style style:name="P11" style:family="paragraph" style:parent-style-name="Standard">
      <style:text-properties fo:font-size="16pt" officeooo:rsid="000992f2" officeooo:paragraph-rsid="000992f2" style:font-size-asian="16pt" style:font-size-complex="16pt"/>
    </style:style>
    <style:style style:name="P12" style:family="paragraph" style:parent-style-name="Standard">
      <style:text-properties fo:font-size="16pt" officeooo:paragraph-rsid="000a1c7b" style:font-size-asian="16pt" style:font-size-complex="16pt"/>
    </style:style>
    <style:style style:name="P13" style:family="paragraph" style:parent-style-name="Standard">
      <style:text-properties fo:font-size="16pt" fo:font-weight="bold" officeooo:rsid="0003dd93" officeooo:paragraph-rsid="0003dd9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3dd93" officeooo:paragraph-rsid="000992f2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paragraph-rsid="0003dd93" style:font-size-asian="16pt" style:font-weight-asian="bold" style:font-size-complex="16pt" style:font-weight-complex="bold"/>
    </style:style>
    <style:style style:name="P16" style:family="paragraph" style:parent-style-name="Standard">
      <style:text-properties fo:font-weight="normal" officeooo:rsid="00057fb9" officeooo:paragraph-rsid="00057fb9" style:font-weight-asian="normal" style:font-weight-complex="normal"/>
    </style:style>
    <style:style style:name="P17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18" style:family="paragraph" style:parent-style-name="Standard">
      <style:text-properties fo:font-weight="normal" officeooo:rsid="001116d9" officeooo:paragraph-rsid="0003dd93" style:font-weight-asian="normal" style:font-weight-complex="normal"/>
    </style:style>
    <style:style style:name="P19" style:family="paragraph" style:parent-style-name="Standard">
      <style:text-properties fo:font-weight="normal" officeooo:paragraph-rsid="000dc786" style:font-weight-asian="normal" style:font-weight-complex="normal"/>
    </style:style>
    <style:style style:name="P20" style:family="paragraph" style:parent-style-name="Standard">
      <style:text-properties officeooo:paragraph-rsid="00080341"/>
    </style:style>
    <style:style style:name="P21" style:family="paragraph" style:parent-style-name="Standard">
      <style:text-properties fo:font-size="12pt" fo:font-weight="normal" officeooo:rsid="0003dd93" officeooo:paragraph-rsid="000992f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992f2" officeooo:paragraph-rsid="000992f2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3dd93" officeooo:paragraph-rsid="0003dd9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bold" officeooo:rsid="00080341" officeooo:paragraph-rsid="00080341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0992f2"/>
    </style:style>
    <style:style style:name="P26" style:family="paragraph" style:parent-style-name="Standard">
      <style:text-properties officeooo:paragraph-rsid="0003dd93"/>
    </style:style>
    <style:style style:name="P27" style:family="paragraph" style:parent-style-name="Standard">
      <style:text-properties fo:font-size="11pt" fo:font-weight="normal" officeooo:rsid="000bd9be" officeooo:paragraph-rsid="000bd9be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officeooo:paragraph-rsid="000c987e"/>
    </style:style>
    <style:style style:name="P29" style:family="paragraph" style:parent-style-name="Standard">
      <style:text-properties officeooo:paragraph-rsid="000a1c7b"/>
    </style:style>
    <style:style style:name="P30" style:family="paragraph" style:parent-style-name="Standard">
      <style:text-properties officeooo:rsid="000dc786" officeooo:paragraph-rsid="000dc786"/>
    </style:style>
    <style:style style:name="P31" style:family="paragraph" style:parent-style-name="Standard">
      <style:text-properties officeooo:paragraph-rsid="0007712f"/>
    </style:style>
    <style:style style:name="P32" style:family="paragraph" style:parent-style-name="Standard">
      <style:text-properties officeooo:paragraph-rsid="000dc786"/>
    </style:style>
    <style:style style:name="P33" style:family="paragraph" style:parent-style-name="Standard">
      <style:text-properties fo:font-size="12pt" fo:font-weight="bold" officeooo:rsid="000dc786" officeooo:paragraph-rsid="000dc786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0dc786" officeooo:paragraph-rsid="00080341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03dd93" officeooo:paragraph-rsid="00080341" style:font-size-asian="12pt" style:font-weight-asian="bold" style:font-size-complex="12pt" style:font-weight-complex="bold"/>
    </style:style>
    <style:style style:name="P36" style:family="paragraph" style:parent-style-name="Standard">
      <style:text-properties fo:font-weight="normal" officeooo:rsid="000dc786" officeooo:paragraph-rsid="0007712f" style:font-weight-asian="normal" style:font-weight-complex="normal"/>
    </style:style>
    <style:style style:name="P37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38" style:family="paragraph" style:parent-style-name="Standard">
      <style:text-properties fo:font-weight="bold" officeooo:rsid="000e93ca" officeooo:paragraph-rsid="000e93ca" style:font-weight-asian="bold" style:font-weight-complex="bold"/>
    </style:style>
    <style:style style:name="P39" style:family="paragraph" style:parent-style-name="Standard">
      <style:text-properties fo:font-size="16pt" fo:font-weight="bold" officeooo:rsid="0003dd93" officeooo:paragraph-rsid="000992f2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rsid="0003dd93" officeooo:paragraph-rsid="0003dd93"/>
    </style:style>
    <style:style style:name="T1" style:family="text">
      <style:text-properties officeooo:rsid="0003dd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dd93" style:font-weight-asian="bold" style:font-weight-complex="bold"/>
    </style:style>
    <style:style style:name="T4" style:family="text">
      <style:text-properties fo:font-weight="bold" officeooo:rsid="000992f2" style:font-weight-asian="bold" style:font-weight-complex="bold"/>
    </style:style>
    <style:style style:name="T5" style:family="text">
      <style:text-properties fo:font-weight="bold" officeooo:rsid="000a1c7b" style:font-weight-asian="bold" style:font-weight-complex="bold"/>
    </style:style>
    <style:style style:name="T6" style:family="text">
      <style:text-properties fo:font-weight="bold" officeooo:rsid="000bd9be" style:font-weight-asian="bold" style:font-weight-complex="bold"/>
    </style:style>
    <style:style style:name="T7" style:family="text">
      <style:text-properties fo:font-weight="bold" officeooo:rsid="000dc786" style:font-weight-asian="bold" style:font-weight-complex="bold"/>
    </style:style>
    <style:style style:name="T8" style:family="text">
      <style:text-properties fo:font-weight="bold" officeooo:rsid="000e93ca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3dd93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7712f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a1c7b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bd9be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e93ca" style:font-size-asian="16pt" style:font-weight-asian="bold" style:font-size-complex="16pt" style:font-weight-complex="bold"/>
    </style:style>
    <style:style style:name="T15" style:family="text">
      <style:text-properties officeooo:rsid="000992f2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03dd93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08034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992f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dc786" style:font-size-asian="12pt" style:font-weight-asian="bold" style:font-size-complex="12pt" style:font-weight-complex="bold"/>
    </style:style>
    <style:style style:name="T21" style:family="text">
      <style:text-properties officeooo:rsid="000a1c7b"/>
    </style:style>
    <style:style style:name="T22" style:family="text">
      <style:text-properties officeooo:rsid="000bd9be"/>
    </style:style>
    <style:style style:name="T23" style:family="text">
      <style:text-properties officeooo:rsid="000c987e"/>
    </style:style>
    <style:style style:name="T24" style:family="text">
      <style:text-properties officeooo:rsid="000dc786"/>
    </style:style>
    <style:style style:name="T25" style:family="text">
      <style:text-properties fo:font-weight="normal" officeooo:rsid="0007712f" style:font-weight-asian="normal" style:font-weight-complex="normal"/>
    </style:style>
    <style:style style:name="T26" style:family="text">
      <style:text-properties fo:font-weight="normal" officeooo:rsid="000dc786" style:font-weight-asian="normal" style:font-weight-complex="normal"/>
    </style:style>
    <style:style style:name="T27" style:family="text">
      <style:text-properties officeooo:rsid="000e93ca"/>
    </style:style>
    <style:style style:name="T28" style:family="text">
      <style:text-properties officeooo:rsid="001116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7">V</text:span><text:span text:style-name="T16">orbemerkungen zur Powerpoint:</text:span></text:p>
      <text:p text:style-name="P33"/>
      <text:p text:style-name="P35"/>
      <text:p text:style-name="P20"><text:span text:style-name="T17">- <text:s/></text:span><text:span text:style-name="T20">am besten nicht feiner als z.b 1.1 gliedern, dient der Übersichtlichkeit</text:span></text:p>
      <text:p text:style-name="P34"/>
      <text:p text:style-name="P20"><text:span text:style-name="T17">- G</text:span><text:span text:style-name="T18">esamtzeit für Powerpoint </text:span><text:span text:style-name="T19">&lt;</text:span><text:span text:style-name="T18"> 10 Min </text:span></text:p>
      <text:p text:style-name="P24">=&gt; Sprechzeit für eine Folie: &gt; 30 Sek.</text:p>
      <text:p text:style-name="P24">=&gt; <text:s/>&lt; 20 Folien</text:p>
      <text:p text:style-name="P24">=&gt; im Schnitt für jeden 90 Sekunden <text:span text:style-name="T15">S</text:span>prechzeit und 3 Folien</text:p>
      <text:p text:style-name="P24"/>
      <text:p text:style-name="P24">- <text:span text:style-name="T27">es geht hauptsächlich darum, Designentscheidung bezüglich der Implementierung zu erläutern, “Zeigen” der Software erst nach Powerpoint, Prinzip des UI, Stil und Logo soll aber erläutert werden während Präsentation der Powerpoint </text:span><text:span text:style-name="T28">(siehe 3.2)</text:span></text:p>
      <text:p text:style-name="P24"/>
      <text:p text:style-name="P15"/>
      <text:p text:style-name="P13">-------------------------------------------------------------------------------------</text:p>
      <text:p text:style-name="P14"/>
      <text:p text:style-name="P14"/>
      <text:p text:style-name="P14"/>
      <text:p text:style-name="P14"/>
      <text:p text:style-name="P14"/>
      <text:p text:style-name="P11"><text:span text:style-name="T2">0. </text:span><text:span text:style-name="T3">G</text:span><text:span text:style-name="T2">liederung </text:span><text:span text:style-name="T5">(1 Folie, 30 Sekunden)</text:span></text:p>
      <text:p text:style-name="P22">Gliederung der Präsentation...</text:p>
      <text:p text:style-name="P13"/>
      <text:p text:style-name="P12"><text:span text:style-name="T3">1. Planung </text:span><text:span text:style-name="T5">(1 Folie, 30 Sekunden)</text:span></text:p>
      <text:p text:style-name="P21">- <text:span text:style-name="T15">1 Scrummaster und wöchentliche Meetings</text:span></text:p>
      <text:p text:style-name="P1">- <text:span text:style-name="T15">Features basieren auf Anforderungsliste</text:span></text:p>
      <text:p text:style-name="P25"><text:span text:style-name="T1">- </text:span><text:span text:style-name="T15">Features werden in Excel gelistet: farbliche Fortschrittsvisualisierung + Verantwortlichkeiten sind ablesbar</text:span></text:p>
      <text:p text:style-name="P21">- <text:span text:style-name="T15">Gitlab: main, develop, features</text:span></text:p>
      <text:p text:style-name="P2"/>
      <text:p text:style-name="P1"/>
      <text:p text:style-name="P1"/>
      <text:p text:style-name="P13">2. Analyse <text:span text:style-name="T21">(</text:span><text:span text:style-name="T22">ca. 3</text:span><text:span text:style-name="T21"> Folien, </text:span><text:span text:style-name="T22">2</text:span><text:span text:style-name="T21"> Min)</text:span></text:p>
      <text:p text:style-name="P6"/>
      <text:p text:style-name="P5"><text:span text:style-name="T2">2.1 </text:span><text:span text:style-name="T4">Aufgabenstellung</text:span></text:p>
      <text:p text:style-name="P16">- <text:span text:style-name="T22">erarbeitete </text:span><text:span text:style-name="T15">Anforderung</text:span><text:span text:style-name="T22">sliste </text:span><text:span text:style-name="T15">in </text:span><text:span text:style-name="T4">wenigen</text:span><text:span text:style-name="T15"> Stichpunkten zusammenfassen</text:span></text:p>
      <text:p text:style-name="P1"/>
      <text:p text:style-name="P29"><text:span text:style-name="T5">2.2 </text:span><text:span text:style-name="T7">Analyse</text:span><text:span text:style-name="T6">diagramm</text:span></text:p>
      <text:p text:style-name="P28"><text:span text:style-name="T1">- </text:span><text:span text:style-name="T22">Klassendiagramm als Ergebnis der Analyse</text:span><text:span text:style-name="T23">phase</text:span><text:span text:style-name="T22">:</text:span></text:p>
      <text:p text:style-name="P28"><text:span text:style-name="T22">es genügt eine Folie </text:span><text:span text:style-name="T23">mit vereinfachtem Klassendiagram (darauf müssen nicht alle Klassen zu sehen sein, Abhängigkeiten und Relationen nur grob skizziert, </text:span><text:span text:style-name="T24">Methoden und Attribute der Klassen am besten weglassen (keine UML-Tapeten...)</text:span><text:span text:style-name="T23">)</text:span></text:p>
      <text:p text:style-name="P1"/>
      <text:p text:style-name="P1"><text:soft-page-break/><text:line-break/></text:p>
      <text:p text:style-name="P3"><text:span text:style-name="T9">3. Design </text:span><text:span text:style-name="T12">(</text:span><text:span text:style-name="T13">ca. </text:span><text:span text:style-name="T12">10 Folien, </text:span><text:span text:style-name="T14">6</text:span><text:span text:style-name="T12"> Min)</text:span></text:p>
      <text:p text:style-name="P1"/>
      <text:p text:style-name="P8">3.1 Technologienübersicht</text:p>
      <text:p text:style-name="P5"/>
      <text:p text:style-name="P5">Java [Spring] [Salespoint] <text:s text:c="7"/>&lt;-&gt; <text:s text:c="5"/>Thymeleaf <text:s text:c="4"/>&lt;-&gt; <text:s text:c="3"/>HTML [Bootstrap]</text:p>
      <text:p text:style-name="P5">Empfohlener Browser für optimale Kompatibilität: Mozilla Firefox</text:p>
      <text:p text:style-name="P5">Empfohlene Bildschirmauflösung für optimale Kompatibilität: 1920x1080 <text:s/>:<text:span text:style-name="T22">P</text:span></text:p>
      <text:p text:style-name="P1"/>
      <text:p text:style-name="P1"/>
      <text:p text:style-name="P7">3.2 Benutzeroberfläche <text:span text:style-name="T22">und UI</text:span></text:p>
      <text:p text:style-name="P7"/>
      <text:p text:style-name="P31"><text:span text:style-name="T25">- 2 verschiedene Grund</text:span><text:span text:style-name="T26">designs. Entscheiden für das eine Design, weil….</text:span></text:p>
      <text:p text:style-name="P36">- erarbeitetes Logo, Stil</text:p>
      <text:p text:style-name="P36">- Benutzerfreundlichkeit, Schlichtheit und Effizienz des UI</text:p>
      <text:p text:style-name="P1"/>
      <text:p text:style-name="P1"/>
      <text:p text:style-name="P4"><text:span text:style-name="T7">3.</text:span><text:span text:style-name="T8">3 User Package</text:span></text:p>
      <text:p text:style-name="P9"/>
      <text:p text:style-name="P17">Implementierungsentscheidungen, Probleme und Lösungen erläutern</text:p>
      <text:p text:style-name="P18"/>
      <text:p text:style-name="P18"/>
      <text:p text:style-name="P32"><text:span text:style-name="T7">3.</text:span><text:span text:style-name="T8">4</text:span><text:span text:style-name="T7"> </text:span><text:span text:style-name="T8">Customer Package</text:span></text:p>
      <text:p text:style-name="P19"/>
      <text:p text:style-name="P17"><text:span text:style-name="T27">Implementierungsentscheidungen</text:span>, Probleme und Lösungen<text:span text:style-name="T27"> erläutern</text:span></text:p>
      <text:p text:style-name="P30"/>
      <text:p text:style-name="P30"/>
      <text:p text:style-name="P9">3.5 Wine Package</text:p>
      <text:p text:style-name="P9"/>
      <text:p text:style-name="P17">Implementierungsentscheidungen, Probleme und Lösungen erläutern</text:p>
      <text:p text:style-name="P17"/>
      <text:p text:style-name="P17"/>
      <text:p text:style-name="P9">3.6 Inventory Package und Order Package (bewusst nicht “Inventory und Order Package” <text:span text:style-name="T28">genannt</text:span>) <text:s text:c="12"/></text:p>
      <text:p text:style-name="P30"/>
      <text:p text:style-name="P17">Implementierungsentscheidungen, Probleme und Lösungen erläutern</text:p>
      <text:p text:style-name="P17"/>
      <text:p text:style-name="P17">- Order, Preorder, Reorder System</text:p>
      <text:p text:style-name="P17">eine Folie: </text:p>
      <text:p text:style-name="P17">Analyse: Vererbung → Design: Enumeration</text:p>
      <text:p text:style-name="P17"/>
      <text:p text:style-name="P17">- <text:s/>Order und Inventory System</text:p>
      <text:p text:style-name="P17">eine Folie:</text:p>
      <text:p text:style-name="P17">Erklärung von Order und Inventory System anhand Ferminiveaus</text:p>
      <text:p text:style-name="P17"/>
      <text:p text:style-name="P10"/>
      <text:p text:style-name="P1"><text:soft-page-break/><text:line-break/></text:p>
      <text:p text:style-name="P26"><text:span text:style-name="T10">4. </text:span><text:span text:style-name="T11">Reflektion </text:span><text:span text:style-name="T12">(1 Folie, </text:span><text:span text:style-name="T13">1</text:span><text:span text:style-name="T12"> </text:span><text:span text:style-name="T13">Min</text:span><text:span text:style-name="T12">)</text:span></text:p>
      <text:p text:style-name="P23"/>
      <text:p text:style-name="P27">Lessons learned…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57:52.505081764</meta:creation-date>
    <dc:date>2021-01-22T23:06:00.793359347</dc:date>
    <meta:editing-duration>PT32M1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3" meta:paragraph-count="48" meta:word-count="310" meta:character-count="2427" meta:non-whitespace-character-count="2123"/>
  </office:meta>
</office:document-meta>
</file>